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9_1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For a funeral/</text:p>
      <text:p text:style-name="P3">May it even be so now, O Lord! as Thy ancient/ psalmist, inspired by Thy Divine breathing taught us./ <text:s/>Vouchsafe unto the seed of Thy hand maid........./ Celestial and durable blessings, as a reward for her deeds/ of goodness, and by reason of their continuance thereof./ <text:s/>They will be happy in the contemplation of the bene-/-fits arising from the domestic, social and national/ virtues exercised, and the soul of the departed will rejoice/ greatly. <text:s/>For verily we hold, as the Sages of/ Thy people Israel believed, that in like manner as/ parents can render their children meritorious through/ <text:span text:style-name="T2">a</text:span><text:span text:style-name="T3"> righteous precept and example, so may children/ add joys by their conduct to those to whom they/ owe a temporal existence. <text:s/>May our deceased/ sister in faith experience this consolatory truth./ <text:s/>May the uninterrupted felicity which was denied/ her on earth, be granted unto her soul in heaven./ <text:s/>For Thou, who countest our every pulsation, and/ understandest our inmost thoughts, knowest the/ trials and vicissitudes which this Jewess experienced./ <text:s/>But Thou knowest also her gratitude, because/ </text:span></text:p>
      <text:p text:style-name="P3"><text:span text:style-name="T3"/></text:p>
      <text:p text:style-name="P3"><text:span text:style-name="T3">[Page 2]</text:span></text:p>
      <text:p text:style-name="P3"><text:span text:style-name="T3">of the tranquillity[sic!] she was allowed to en-/-joy in her latter days. <text:s/>Verily, Thy mercy, O Parent/ of good, was evinced towards Thy handmaid even/ when she approached the end of her terrestrial life,/ which Thou didst beneficently lengthen. <text:s/>For light/ were her bodily sufferings, and scarcely felt the/ pains of the transition from this to another world./ <text:s/>Therefore is gratitude due unto Thee, O Father!/ who art the Guardian of the living, and the Saviour of the dead. <text:s/>And now we pray that/ the shortcomings of our sister may be hidden/ beneath the wings of Thy mercy, and the senti-/-ments of her </text:span><text:soft-page-break/><text:span text:style-name="T3">heart, and her kindness may become/ the advocates at Thy celestial tribunal. <text:s/>May/ those feelings and those actions win for her spirit/ serenity, peace, the delights of immortality/ flowing from the highest source, even from the/ Rock of all ages; from Thee, who art the God/ in whom she trusted, acknowledging Thee/ as He who is indivisibly and incorporeally/ One, whose name is One for evermore./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14:07:08.95</meta:creation-date>
    <meta:document-statistic meta:table-count="0" meta:image-count="0" meta:object-count="0" meta:page-count="3" meta:paragraph-count="65" meta:word-count="510" meta:character-count="3389"/>
    <dc:date>2012-11-07T14:20:14.73</dc:date>
    <meta:editing-duration>PT13M5S</meta:editing-duration>
    <meta:editing-cycles>1</meta:editing-cycles>
    <meta:generator>OpenOffice.org/3.4.1$Win32 OpenOffice.org_project/341m1$Build-9593</meta:generator>
  </office:meta>
</office:document-meta>
</file>